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18mm"/>
    </style:style>
    <style:style style:name="co3" style:family="table-column">
      <style:table-column-properties fo:break-before="auto" style:column-width="66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<text:span text:style-name="T1">Dato:</text:span> 26. november 2018</text:p>
          </table:table-cell>
          <table:covered-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<text:span text:style-name="T1">Navn:</text:span> Michael Torp Kaalund</text:p>
          </table:table-cell>
          <table:table-cell table:style-name="ce6" office:value-type="string" calcext:value-type="string">
            <text:p>Valgte moduler i uddannelsen: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Moduler, der indgår i svendeprøven:</text:p>
          </table:table-cell>
          <table:covered-table-cell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<text:span text:style-name="T1">Klasse:</text:span> elsp4d18</text:p>
          </table:table-cell>
          <table:covered-table-cell/>
        </table:table-row>
        <table:table-row table:style-name="ro2">
          <table:table-cell table:number-columns-repeated="3"/>
          <table:table-cell table:style-name="ce3" office:value-type="string" calcext:value-type="string" table:number-columns-spanned="2" table:number-rows-spanned="1">
            <text:p><text:span text:style-name="T1">1. Angiv hvem der har ansvaret for hvilke områder af projektet, hvis der arbejdes i en gruppe: </text:span>Da jeg arbejder alene, så er ansvaret kun mit.</text:p>
          </table:table-cell>
          <table:covered-table-cell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2. Problemstilling og formål med projektet:</text:p>
          </table:table-cell>
          <table:covered-table-cell/>
        </table:table-row>
        <table:table-row table:style-name="ro3">
          <table:table-cell table:number-columns-repeated="3"/>
          <table:table-cell office:value-type="string" calcext:value-type="string" table:number-columns-spanned="2" table:number-rows-spanned="1">
            <text:p>3. Indhold af projektet, herunder mulige tekniske løsningsmodeller:</text:p>
          </table:table-cell>
          <table:covered-table-cell/>
        </table:table-row>
        <table:table-row table:style-name="ro3">
          <table:table-cell table:number-columns-repeated="3"/>
          <table:table-cell office:value-type="string" calcext:value-type="string" table:number-columns-spanned="2" table:number-rows-spanned="1">
            <text:p>4. Beskrivelse af opgaver eller installationer, der kan demonstrere dine tekniske, håndværksmæssige og innovative færdigheder: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5. Forslag til dokumentation for de valgte løsninger: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6. Tidsstyring af projektet</text:p>
          </table:table-cell>
          <table:covered-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1:18:06.847416533</meta:creation-date>
    <dc:date>2018-11-26T11:26:54.911409541</dc:date>
    <meta:editing-duration>PT8M49S</meta:editing-duration>
    <meta:editing-cycles>1</meta:editing-cycles>
    <meta:document-statistic meta:table-count="1" meta:cell-count="11" meta:object-count="0"/>
    <meta:generator>LibreOffice/6.0.6.2$Linux_X86_64 LibreOffice_project/00m0$Build-2</meta:generator>
  </office:meta>
</office:document-meta>
</file>